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118cm"/>
    </style:style>
    <style:style style:name="gr3" style:family="graphic" style:parent-style-name="standard">
      <style:graphic-properties draw:textarea-horizontal-align="justify" draw:textarea-vertical-align="middle" draw:auto-grow-height="false" fo:min-height="1.236cm" fo:min-width="4.804cm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3.8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4.098cm"/>
    </style:style>
    <style:style style:name="gr7" style:family="graphic" style:parent-style-name="standard">
      <style:graphic-properties draw:textarea-horizontal-align="justify" draw:textarea-vertical-align="middle" draw:auto-grow-height="false" fo:min-height="1.236cm" fo:min-width="3.1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5" draw:id="id5" draw:layer="layout" svg:width="3.2cm" svg:height="2.1cm" svg:x="1.6cm" svg:y="2.6cm">
          <text:p text:style-name="P1">szkoda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cm" svg:height="2.1cm" svg:x="11.7cm" svg:y="2.2cm">
          <text:p text:style-name="P1">strata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7cm" svg:height="2.1cm" svg:x="1cm" svg:y="5.9cm">
          <text:p text:style-name="P1">uszczerbek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7.5cm" svg:height="2.1cm" svg:x="10.9cm" svg:y="9.4cm">
          <text:p text:style-name="P1">uszczerbek na zdrowiu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6.1cm" svg:height="2.1cm" svg:x="4.2cm" svg:y="8.6cm">
          <text:p text:style-name="P1">szkoda majątkowa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3.3cm" svg:y1="4.3cm" svg:x2="7.25cm" svg:y2="8.6cm" draw:start-shape="id1" draw:start-glue-point="8" draw:end-shape="id2" draw:end-glue-point="4" svg:d="M13300 4300l-6050 4300" svg:viewBox="0 0 6051 4301">
          <text:p text:style-name="P1">hyponymy</text:p>
        </draw:connector>
        <draw:connector draw:style-name="gr5" draw:text-style-name="P2" draw:layer="layout" draw:type="line" svg:x1="14.432cm" svg:y1="3.993cm" svg:x2="14.65cm" svg:y2="9.4cm" draw:start-shape="id1" draw:start-glue-point="9" draw:end-shape="id3" draw:end-glue-point="4" svg:d="M14432 3993l218 5407" svg:viewBox="0 0 219 5408">
          <text:p text:style-name="P1">hyponymy</text:p>
        </draw:connector>
        <draw:custom-shape draw:style-name="gr1" draw:text-style-name="P1" xml:id="id4" draw:id="id4" draw:layer="layout" svg:width="3.2cm" svg:height="2.1cm" svg:x="20.1cm" svg:y="8.5cm">
          <text:p text:style-name="P1">krzywda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9cm" svg:y1="3.25cm" svg:x2="20.568cm" svg:y2="8.807cm" draw:start-shape="id1" draw:start-glue-point="10" draw:end-shape="id4" draw:end-glue-point="5" svg:d="M14900 3250l5668 5557" svg:viewBox="0 0 5669 5558">
          <text:p text:style-name="P1">hyponymy</text:p>
        </draw:connector>
        <draw:custom-shape draw:style-name="gr6" draw:text-style-name="P1" xml:id="id7" draw:id="id7" draw:layer="layout" svg:width="6.5cm" svg:height="2.1cm" svg:x="18.5cm" svg:y="13.6cm">
          <text:p text:style-name="P1">niesprawiedliwość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7cm" svg:y1="3.25cm" svg:x2="4.8cm" svg:y2="3.65cm" draw:start-shape="id1" draw:start-glue-point="6" draw:end-shape="id5" draw:end-glue-point="10" svg:d="M11700 3250l-6900 400" svg:viewBox="0 0 6901 401">
          <text:p text:style-name="P1">synset contains</text:p>
        </draw:connector>
        <draw:connector draw:style-name="gr5" draw:text-style-name="P2" draw:layer="layout" draw:type="line" svg:x1="12.168cm" svg:y1="3.993cm" svg:x2="4.7cm" svg:y2="6.95cm" draw:start-shape="id1" draw:start-glue-point="7" draw:end-shape="id6" draw:end-glue-point="10" svg:d="M12168 3993l-7468 2957" svg:viewBox="0 0 7469 2958">
          <text:p text:style-name="P1">synset contains</text:p>
        </draw:connector>
        <draw:connector draw:style-name="gr5" draw:text-style-name="P2" draw:layer="layout" draw:type="line" svg:x1="21.7cm" svg:y1="10.6cm" svg:x2="21.75cm" svg:y2="13.6cm" draw:start-shape="id4" draw:start-glue-point="8" draw:end-shape="id7" draw:end-glue-point="4" svg:d="M21700 10600l50 3000" svg:viewBox="0 0 51 3001">
          <text:p text:style-name="P1">synset contains</text:p>
        </draw:connector>
        <draw:custom-shape draw:style-name="gr7" draw:text-style-name="P1" xml:id="id8" draw:id="id8" draw:layer="layout" svg:width="5.2cm" svg:height="2.1cm" svg:x="22.4cm" svg:y="2.1cm">
          <text:p text:style-name="P1">nieszczęście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5cm" svg:y1="4.2cm" svg:x2="22.832cm" svg:y2="8.807cm" draw:start-shape="id8" draw:start-glue-point="8" draw:end-shape="id4" draw:end-glue-point="11" svg:d="M25000 4200l-2168 4607" svg:viewBox="0 0 2169 4608">
          <text:p text:style-name="P1">hyponym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1:40:04.969349090</meta:creation-date>
    <dc:date>2019-04-24T12:13:13.747667111</dc:date>
    <meta:editing-duration>PT6M46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